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4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7.8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3300"/>
    </style:style>
    <style:style style:name="ce3" style:family="table-cell" style:parent-style-name="Default">
      <style:text-properties fo:color="#800000" fo:font-size="12pt" style:font-size-asian="12pt" style:font-size-complex="12pt"/>
    </style:style>
    <style:style style:name="ce4" style:family="table-cell" style:parent-style-name="Default">
      <style:table-cell-properties fo:background-color="#cc3300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bootstrap": "~3.3.0</text:p>
          </table:table-cell>
          <table:table-cell/>
          <table:table-cell office:value-type="string" calcext:value-type="string">
            <text:p>bootstrap": "^3.3.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tstrap-webpack": "0.0.4</text:p>
          </table:table-cell>
          <table:table-cell/>
          <table:table-cell office:value-type="string" calcext:value-type="string">
            <text:p>bootstrap-webpack": "0.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i": "^1.9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-part": "^1.0.3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lean-webpack-plugin": "^0.1.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s-loader": "^0.9.0</text:p>
          </table:table-cell>
          <table:table-cell/>
          <table:table-cell office:value-type="string" calcext:value-type="string">
            <text:p>css-loader": "^0.23.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xports-loader": "^0.6.3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extract-text-webpack-plugin": "^1.0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e-loader": "^0.8.1</text:p>
          </table:table-cell>
          <table:table-cell/>
          <table:table-cell office:value-type="string" calcext:value-type="string">
            <text:p>file-loader": "^0.9.0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html-webpack-plugin": "^2.22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orts-loader": "^0.6.3</text:p>
          </table:table-cell>
          <table:table-cell/>
          <table:table-cell office:value-type="string" calcext:value-type="string">
            <text:p>imports-loader": "^0.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query": "~2.1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ss": "^1.7.5</text:p>
          </table:table-cell>
          <table:table-cell/>
          <table:table-cell office:value-type="string" calcext:value-type="string">
            <text:p>less": "^2.7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s-loader": "^0.7.7</text:p>
          </table:table-cell>
          <table:table-cell/>
          <table:table-cell office:value-type="string" calcext:value-type="string">
            <text:p>less-loader": "^2.2.3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purifycss-webpack-plugin": "^2.0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yle-loader": "^0.8.2</text:p>
          </table:table-cell>
          <table:table-cell/>
          <table:table-cell office:value-type="string" calcext:value-type="string">
            <text:p>style-loader": "^0.1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l-loader": "^0.5.5</text:p>
          </table:table-cell>
          <table:table-cell/>
          <table:table-cell office:value-type="string" calcext:value-type="string">
            <text:p>url-loader": "^0.5.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bpack-dev-server": "^1.6.5</text:p>
          </table:table-cell>
          <table:table-cell/>
          <table:table-cell office:value-type="string" calcext:value-type="string">
            <text:p>webpack-dev-server": "^1.14.1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webpack-merge": "^0.14.1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webpack-validator": "^2.2.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bpack": "^1.4.13</text:p>
          </table:table-cell>
          <table:table-cell/>
          <table:table-cell office:value-type="string" calcext:value-type="string">
            <text:p>webpack": "^1.13.1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/>
          <table:table-cell office:value-type="string" calcext:value-type="string">
            <text:p>expose-loader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expose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jquery</text:p>
          </table:table-cell>
          <table:table-cell table:number-columns-repeated="1021"/>
        </table:table-row>
        <table:table-row table:style-name="ro1" table:number-rows-repeated="7">
          <table:table-cell table:style-name="Default"/>
          <table:table-cell table:number-columns-repeated="1023"/>
        </table:table-row>
        <table:table-row table:style-name="ro1">
          <table:table-cell table:style-name="ce2"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lodash": "^2.4.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arked": "^0.3.2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ocha": "^2.0.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opn": "^1.0.0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del": "^0.1.3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ulp-gh-pages": "^0.4.0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ulp-livereload": "^2.1.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ulp-load-plugins": "^0.7.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ulp-serve": "^0.3.0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ulp-tap": "^0.1.3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ulp-template": "^1.1.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ulp-webpack": "^1.0.0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ulp": "^3.8.10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karma-chai-plugins": "^0.2.3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karma-mocha-reporter": "^0.3.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karma-mocha": "^0.1.9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karma-phantomjs-launcher": "^0.1.4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3" office:value-type="string" calcext:value-type="string">
            <text:p>karma-script-launcher": "^0.1.0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karma-webpack": "^1.3.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karma": "^0.12.24</text:p>
          </table:table-cell>
          <table:table-cell table:number-columns-repeated="1023"/>
        </table:table-row>
        <table:table-row table:style-name="ro1" table:number-rows-repeated="9">
          <table:table-cell table:style-name="Default"/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09:21:29.4504585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09:56:10.803843134</meta:creation-date>
    <dc:date>2016-08-19T09:27:55.669735336</dc:date>
    <meta:editing-duration>PT20M55S</meta:editing-duration>
    <meta:editing-cycles>10</meta:editing-cycles>
    <meta:generator>LibreOffice/5.1.4.2$Linux_X86_64 LibreOffice_project/10m0$Build-2</meta:generator>
    <meta:document-statistic meta:table-count="1" meta:cell-count="55" meta:object-count="0"/>
  </office:meta>
</office:document-meta>
</file>